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6" style:family="paragraph" style:parent-style-name="Standard" style:master-page-name="Standard">
      <style:paragraph-properties fo:text-align="justify" style:justify-single-word="false" style:page-number="1"/>
      <style:text-properties fo:font-weight="bold" style:font-weight-asian="bold"/>
    </style:style>
    <style:style style:name="P7"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8" style:family="paragraph" style:parent-style-name="Standard">
      <style:paragraph-properties fo:text-align="justify" style:justify-single-word="false"/>
      <style:text-properties fo:font-size="12pt" fo:font-weight="bold" style:font-size-asian="12pt" style:font-weight-asian="bold" style:font-size-complex="12pt"/>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color="#1155cc" fo:font-size="12pt" style:text-underline-style="solid" style:text-underline-width="auto" style:text-underline-color="font-color" fo:font-weight="bold" style:font-size-asian="12pt" style:font-weight-asian="bold"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evil May Cry 5, czyli Capcom zdecydował się po 11 latach wrócić do znanej formuły slasherów, uznając DMC za niebyłe. Co z tego wyniknęło? Tego się dowiecie z recenzji, którą przygotował dla Was najbardziej drewniany z redaktorów, czyli Sosna, oraz Corra.</text:p>
      <text:p text:style-name="P2"/>
      <text:p text:style-name="P5">Ogólne wrażenia</text:p>
      <text:p text:style-name="P1"><text:span text:style-name="T1">Sosna: </text:span><text:span text:style-name="T2">Jak dla mnie jest to jedna z najlepszych części serii. Ogólnie jest to bardzo dobry slasher, w którym rozgrywka nie robi się monotonna. Na szczęście nie ma tutaj misji wypełniaczy pokroju planszówki z przedostatniej misji w Devil May Cry 4, za co dziękuję twórcom. Owszem, ma swoje wady, jednak uważam, że jest to dobra gra. Nie ukrywam jednak, że pewne rzeczy mogły być zrobione lepiej.</text:span></text:p>
      <text:p text:style-name="P3"/>
      <text:p text:style-name="P1"><text:span text:style-name="T1">Corra: </text:span><text:span text:style-name="T2">Moja historia z DMC zaczęła się z 4 częścią, by następnie przejść do średniego DmC: Devil May Cry (w ogóle brawa dla osoby która wymyśliła tą nazwę, order ziemniaka dla Ciebie), by następnie przegrać resztę na remasterkach. Coś tam zatem doświadczenia w DMC mam i muszę przyznać jedno: DMC 5 jest tym, na co fani czekali te wszystkie lata, gra jest dopracowana, walka jest cudowna i graczowi jest aż przyjemnie ją powtarzać </text:span></text:p>
      <text:p text:style-name="P3"/>
      <text:p text:style-name="P5">Fabuła</text:p>
      <text:p text:style-name="P1"><text:span text:style-name="T1">Sosna:</text:span><text:span text:style-name="T2"> Fabuła zaczyna się w momencie ataku króla demonów na miasto Red Grave City. Ogólnie rzecz biorąc, całość jest przyzwoita w swoim gatunku. Nie jest to co prawda ultra epicka epopeja o ratowaniu świata i rzeczy równoległych, ale daje solidny pretekst do tego, żeby brnąć naprzód. Jednakże fabuła jest dla mnie więcej niż wystarczająca w slasherach, bo to nie dla niej głównie przechodzi się tego typu gry. Oferuje jednak kilka momentów, które mnie zaskoczyły. Po za tym, że fabuła jest w miarę okej, to jest wręcz rajem dla fanów uniwersum. Oferuje rozwinięcie wątków dla poszczególnych bohaterów, a także masę mniejszych lub większych nawiązań do wcześniejszych odsłon. Ogółem jestem z niej bardzo zadowolony, choćby ze względu na rozwinięcie lore.</text:span></text:p>
      <text:p text:style-name="P3"/>
      <text:p text:style-name="P1"><text:span text:style-name="T1">Corra: </text:span><text:span text:style-name="T2">W DMC fabuła zawsze była…..raczej dodatkiem do całej walki. To prawda, postaci były dobrze napisane, a ich rozwój miał ręce i nogi, ale sam główny cel w postaci – idź, zabij kilka demonów, zabij głównego złodupca – nie był jakoś zaskakujący dla nikogo. Ale muszę przyznać, że w tej części, Urizen, główny złodupiec, jest zaskakującym bossem. Od samego początku jesteśmy wrzuceni w sam środek walki z nim i ruszamy zabijać. I to mi się podoba. DMC 5 nie stara się ukrywać, że jest głównie slasherem, a dopiero potem grą z historią. Nie mam momentu w którym człowiek byłby znudzony, a fabuła po prostu jest do tego dodatkiem. </text:span></text:p>
      <text:p text:style-name="P3"/>
      <text:p text:style-name="P3"/>
      <text:p text:style-name="P5">Bohaterowie</text:p>
      <text:p text:style-name="P1"><text:span text:style-name="T1">Sosna:</text:span><text:span text:style-name="T2"> Powraca stary dobry Dante, a także Nero z poprzedniej części. Pojawiają się </text:span><text:soft-page-break/><text:span text:style-name="T2">też zupełnie nowe postacie, a także kilkoro starych, dobrych znajomych, jak choćby Lady czy Trish. Jednak najbardziej do gustu przypadła mi Nico, czyli zupełnie nowa postać, która jest mechanikiem i opracowuje różne narzędzia do eksterminacji demonów dla Nero, czasem też robi je z fragmentów wyeliminowanych wcześniej demonów. Jest też również V. Postać tajemnicza, ale i mająca swój cel w pokonaniu Uriziena, czyli króla demonów, z którym przychodzi nam się zmierzyć w tej części. Jakoś nieszczególnie przypadł mi do gustu jego styl walki, jednakże jako postać wydał mi się całkiem interesujący. Nie wiem natomiast po co wprowadzono Morrisona i po co wretconowano go w historię serii. Nie pełni on w sumie żadnej ważniejszej funkcji, a i jego samego jest na tyle mało, że równie dobrze mogłoby go nie być.</text:span></text:p>
      <text:p text:style-name="P4"/>
      <text:p text:style-name="P1"><text:span text:style-name="T1">Corra: </text:span><text:span text:style-name="T2">Jak Sosna wspomniał, powracają starzy, jak i nowi ludzie. Mnie też mocno dziwi pojawienie się Morrisona, który wcześniej był tylko w anime. W dodatku wygląda, że za dużo siedział w solarium od czasu, kiedy go ostatnio widzieliśmy. Nico, nasz nowy sprzedawca, i V, nowa postać, którą możemy pograć, są ciekawymi dodatkami do znanej już od dawna obsady. Powiem szczerze, że podobają mi się ich charaktery oraz sposób w jaki zostali napisani. Nico nie da sobie w kaszę dmuchać, jest z lekka roztrzepana i uwielbia obwąchiwać kawałki demonów. V jest ponurym człowiekiem z tajemniczą historią, który uwielbia cytować poematy z książki, którą zawsze nosi ze sobą. Pasują idealnie do tak pokręconego świata DMC.</text:span></text:p>
      <text:p text:style-name="P5"/>
      <text:p text:style-name="P5">Rozgrywka</text:p>
      <text:p text:style-name="P1"><text:span text:style-name="T1">Sosna: </text:span><text:span text:style-name="T2">Miód i esencja całej gry. Dostajemy do dyspozycji trzech grywalnych bohaterów, każdego o innym, unikalnym dla siebie stylu walki i uzbrojeniu. Dante otrzymuje najwięcej broni eksterminującej demony, takiej jak na przykład demoniczny motocykl, którego używa się jak ciężkiego, dwustronnego młota, a także kilka innych broni demonicznego pochodzenia. Nero otrzymuje czerwoną królową i niebieską różę, czyli uzbrojenie znane z poprzedniej części. Dostaje on także zestaw różnego rodzaju protez ręki, które na różne sposoby urozmaicają i uprzyjemniają walkę Nero. Mamy tutaj protezę doładowującą bronie, odpychającą, czy taką, na której można sobie polatać. V natomiast walczy za pomocą przywoływanych przez siebie demonów. I to tym ostatnim bohaterem grało mi się dziwnie, gdyż większość czasu posługujemy się przyzwanymi demonami i nie bierzemy bezpośredniego udziału w walce. Jednakże przez to, że każdym z tej trójki walczy się inaczej, w rozgrywkę nie wkrada się nuda, za każdym razem dzieje się coś nowego i gra się tak samo przyjemnie na początku, jak i na końcu gry. A walki z bossami to cud, miód i orzeszki. Zarówno pod względem wizualnym, jak i gameplayowym. Każdy jest inny i na każdego trzeba zastosować odmienną taktykę. Jednakże kilku się powtarza i choć ma to swoje uzasadnienie fabularne, to jednak nie przepadam za takim rozwiązaniem. Swoją drogą na Łowcy Demonów gra wydaje się być jakby prostsza od poprzedniczek. A na Człowieku to już jest wręcz banalna. Na szczęście istnieją </text:span><text:soft-page-break/><text:span text:style-name="T2">różne poziomy trudności, w tym te absurdalnie trudne, jak Niebo czy Piekło, albo Piekło i Piekło, dzięki którym czuć wyzwanie</text:span></text:p>
      <text:p text:style-name="P3"/>
      <text:p text:style-name="P1"><text:span text:style-name="T1">Corra: </text:span><text:span text:style-name="T2">Kocham. Ten. Styl. Walki. Tak mogę podsumować swoją opinię o rozgrywce. Płynność zmiany stylów i broni na Dante, używanie 3 różnych demonów i czekanie na dobicie przeciwnika na V, proste szarżowanie i spuszczanie łomotu na Nero. Każda z postaci jest zupełnie inna, a jednocześnie nie zmusza gracza do uczenia się wszystkiego od początku. Wszystko wchodzi intuicyjnie, a w dodatku mamy możliwość włączenia automatycznych combosów kiedy chcemy walczyć z niesamowitymi efektami, nie patrząc na ranking. Zdecydowanie najprzyjemniej grało mi się Dante, który sposobów walki ma aż kilkanaście, zależnie jakiego stylu i broni będziemy używać, ale nie zmienia to faktu, że na V miałem najlepsze wyniki. Widać, że spędzili dużo czasu, by wyszło to jak najlepiej, i chwała im za to, bo nie mam nic do zarzucenia. Tak cudnego slashera nie miałem w rękach od lat.</text:span></text:p>
      <text:p text:style-name="P5"/>
      <text:p text:style-name="P5">Oprawa audiowizualna</text:p>
      <text:p text:style-name="P1"><text:span text:style-name="T1">Sosna: </text:span><text:span text:style-name="T2">Jeżeli chodzi o grafikę to jest ładnie, nawet powiedziałbym, że bardzo. Postacie są szczegółowe, potwory są ładnie zaprojektowane, a i miejscówki są w porządku. Chociaż co do tych ostatnich, to gdzieś w połowie gry większość zaczyna wyglądać bardzo podobnie. Co prawda różnią się kolorystyką, detalami i rozkładem, to jednak wyglądają one bardzo, ale to bardzo podobnie. Nie przeszkadza to w sumie w rozgrywce, jednakże miejscówki mogłyby być bardziej zróżnicowane. Ogólnie jest dobrze, ale mogłoby być lepiej. Natomiast co do muzyki, to nie mam się czego przyczepić. Utwór bitewny Nero jest świetny, tak samo, jak i utwory innych bohaterów. Głosy postaci są dobrze dobrane i słucha się ich przyjemnie. Oprawa audio, moim zdaniem, zasługuje na jakieś wyróżnienie.</text:span></text:p>
      <text:p text:style-name="P3"/>
      <text:p text:style-name="P1"><text:span text:style-name="T1">Corra: </text:span><text:span text:style-name="T2">Wizualnie gra jest zachwycająca. Nie spotkałem się z ani jednym bugiem, animacje są płynne i przepiękne, wybuchy są wybuchowe. Jedyne, co mnie drażni, to mała ilość piosenek w trakcie pojedynków. Każdy z bohaterów dostaje 1 utwór, który zaczyna grać w momencie starcia. Nero dostaje Devil Trigger znany ze zwiastunów. Zatem kiedy po raz 100 słyszymy to samo w kółko, no nie ma co ukrywać, lekko to psuje nastrój. Ale jedno mogę pochwalić, utwory są świetnie dobrane do postaci. </text:span></text:p>
      <text:p text:style-name="P3"/>
      <text:p text:style-name="P5">Jak wypada na tle innych gier z gatunku</text:p>
      <text:p text:style-name="P1"><text:span text:style-name="T1">Sosna:</text:span><text:span text:style-name="T2"> Najłatwiej byłoby zacząć od porównania z resztą gier spod szyldu Devil May Cry. Jak już wspomniałem, jest to jedna z najlepszych części serii. Usprawnia wiele rzeczy, które były dobre w poprzedniczkach, dodaje sporo od siebie i czerpie inspiracje z innych gier tego typu, nie będąc przy tym ich kalką. Natomiast w porównaniu z innymi grami z gatunku, to jest dobrze, ale choćby Bayonetta kilka rzeczy robi lepiej, jak choćby miejscówki. Podsumowując, Devil May Cry 5 jest według mnie jedną z najlepszych gier w serii i jednym z lepszych slasherów w ogóle.</text:span></text:p>
      <text:p text:style-name="P3"><text:soft-page-break/></text:p>
      <text:p text:style-name="P1"><text:span text:style-name="T1">Corra: </text:span><text:span text:style-name="T2">Jest to zdecydowanie najlepsza część jak dotychczas. Naprawiono sporo błędów poprzedniczek, wzięto trochę dobrego z DMC: Devil May Cry, dano historię, która jest całkiem interesująca i potrafi zaskoczyć. Walki są miodne, a postaci są świetne. Jeżeli ktoś się zastanawiał czy warto, mówię jasno, że tak. </text:span></text:p>
      <text:p text:style-name="P3"/>
      <text:p text:style-name="P3"/>
      <text:p text:style-name="P3"/>
      <text:p text:style-name="P3"/>
      <text:p text:style-name="P3"/>
      <text:p text:style-name="P3"/>
      <text:p text:style-name="P3"/>
      <text:p text:style-name="P3"/>
      <text:p text:style-name="P3"/>
      <text:p text:style-name="P3">Grafiki:</text:p>
      <text:p text:style-name="P1"><text:a xlink:type="simple" xlink:href="https://steamuserimages-a.akamaihd.net/ugc/989009519542581947/F78EFED06F24105B6471468431D5B44621E9A4D2/" text:style-name="ListLabel_20_1" text:visited-style-name="ListLabel_20_1"><text:span text:style-name="T3">https://steamuserimages-a.akamaihd.net/ugc/989009519542581947/F78EFED06F24105B6471468431D5B44621E9A4D2/</text:span></text:a></text:p>
      <text:p text:style-name="P1"><text:a xlink:type="simple" xlink:href="https://steamuserimages-a.akamaihd.net/ugc/989009108132289143/1243FC9F845F5D3C408816990ADD7672F5BEC5F4/" text:style-name="ListLabel_20_1" text:visited-style-name="ListLabel_20_1"><text:span text:style-name="T3">https://steamuserimages-a.akamaihd.net/ugc/989009108132289143/1243FC9F845F5D3C408816990ADD7672F5BEC5F4/</text:span></text:a></text:p>
      <text:p text:style-name="P1"><text:a xlink:type="simple" xlink:href="https://steamuserimages-a.akamaihd.net/ugc/915827812504380876/C1036332C9B15D6DECD3E15C8C0A567C4EFE41A2/" text:style-name="ListLabel_20_1" text:visited-style-name="ListLabel_20_1"><text:span text:style-name="T3">https://steamuserimages-a.akamaihd.net/ugc/915827812504380876/C1036332C9B15D6DECD3E15C8C0A567C4EFE41A2/</text:span></text:a></text:p>
      <text:p text:style-name="P1"><text:a xlink:type="simple" xlink:href="https://steamuserimages-a.akamaihd.net/ugc/989009108132288828/C3350275BB040B943BD3CED053D9D8A905F659CA/" text:style-name="ListLabel_20_1" text:visited-style-name="ListLabel_20_1"><text:span text:style-name="T3">https://steamuserimages-a.akamaihd.net/ugc/989009108132288828/C3350275BB040B943BD3CED053D9D8A905F659CA/</text:span></text:a></text:p>
      <text:p text:style-name="P1"><text:a xlink:type="simple" xlink:href="https://cdn.discordapp.com/attachments/538894204349448203/583264490422927360/nero_oreo.png" text:style-name="ListLabel_20_1" text:visited-style-name="ListLabel_20_1"><text:span text:style-name="T3">https://cdn.discordapp.com/attachments/538894204349448203/583264490422927360/nero_oreo.png</text:span></text:a></text:p>
      <text:p text:style-name="P1"><text:a xlink:type="simple" xlink:href="https://cdn.discordapp.com/attachments/538894204349448203/583264497318232072/trish_trash.png" text:style-name="ListLabel_20_1" text:visited-style-name="ListLabel_20_1"><text:span text:style-name="T3">https://cdn.discordapp.com/attachments/538894204349448203/583264497318232072/trish_trash.png</text:span></text:a></text:p>
      <text:p text:style-name="P1"><text:a xlink:type="simple" xlink:href="https://cdn.discordapp.com/attachments/538894204349448203/583264498924781568/VVV.png" text:style-name="ListLabel_20_1" text:visited-style-name="ListLabel_20_1"><text:span text:style-name="T3">https://cdn.discordapp.com/attachments/538894204349448203/583264498924781568/VVV.png</text:span></text:a></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fo:font-size="12pt" style:text-underline-style="solid" style:text-underline-width="auto" style:text-underline-color="font-color" fo:font-weight="bold" style:font-size-asian="12pt" style:font-weight-asian="bold"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0.4$Windows_x86 LibreOffice_project/057fc023c990d676a43019934386b85b21a9ee99</meta:generator>
    <dc:date>2019-09-20T19:19:54.172000000</dc:date>
    <meta:editing-duration>PT23H26M8S</meta:editing-duration>
    <meta:editing-cycles>1</meta:editing-cycles>
    <meta:document-statistic meta:table-count="0" meta:image-count="0" meta:object-count="0" meta:page-count="4" meta:paragraph-count="27" meta:word-count="1398" meta:character-count="9463" meta:non-whitespace-character-count="8086"/>
  </office:meta>
</office:document-meta>
</file>